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11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9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8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7-0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6-1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5-1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4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3-1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2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5-01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12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11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11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9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8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7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6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5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4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3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2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4-01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12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11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10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9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8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8-0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6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5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4-1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3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3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3-01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12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11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10-1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9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9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7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6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5-0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4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3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2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2-01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1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11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10-2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9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8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7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6-2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5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4-29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3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2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1-01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12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11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10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08-2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07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06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05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02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20-01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12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11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10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10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8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7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6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5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4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3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2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9-02-0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12-1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11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10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9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8-3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7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6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5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4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3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8-02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12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11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10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9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8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7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6-2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5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4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3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2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7-01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1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10-1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9-1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8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7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6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5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4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3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2-1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6-01-1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12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11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10-1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9-1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8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7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6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5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4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3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5-01-1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12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11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10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9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8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7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6-1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5-1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4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3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2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4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12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11-1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10-2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9-1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8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7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6-1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5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4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4-0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2-1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3-01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12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1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10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9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8-1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7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6-2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5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4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2-1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2-01-1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12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11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10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9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8-1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8-0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6-2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5-2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4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3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2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1-01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12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11-1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10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9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8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7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6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5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4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4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3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10-0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12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12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10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9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8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7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6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5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4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3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2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9-01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12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11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10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9-1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8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7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6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5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4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3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2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8-01-1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12-1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11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10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9-2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9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7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6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5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4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3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2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1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7-01-0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11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10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9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8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7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6-1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5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4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3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2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6-01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1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11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10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9-2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8-1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7-1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6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5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4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3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2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5-01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12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11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10-1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9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7-2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6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5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4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2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4-01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12-1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11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10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9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8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7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6-1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5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4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2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3-01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12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11-2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10-2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9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8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7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6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5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4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3-1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2-02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1-11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1-11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1-03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2000-03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9-03-2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8-03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7-03-1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6-03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5-03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4-03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3-03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2-03-17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1-12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1-09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400072195301</text:p>
          </table:table-cell>
          <table:table-cell office:value-type="string" calcext:value-type="string">
            <text:p>S 38461. 1</text:p>
          </table:table-cell>
          <table:table-cell office:value-type="string" calcext:value-type="string">
            <text:p>197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34" meta:object-count="0"/>
    <meta:user-defined meta:name="AppVersion">3.0</meta:user-defined>
  </office:meta>
</office:document-meta>
</file>